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53cm" draw:marker-start-width="0.279cm" draw:marker-end-width="0.279cm" draw:opacity="60%" draw:textarea-horizontal-align="justify" draw:textarea-vertical-align="middle" draw:auto-grow-height="false" fo:min-height="2.18cm" fo:min-width="3.43cm" fo:padding-top="0.151cm" fo:padding-bottom="0.151cm" fo:padding-left="0.276cm" fo:padding-right="0.276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ff8000" draw:marker-start-width="0.279cm" draw:marker-end-width="0.279cm" draw:fill-color="#ffbf00" draw:opacity="60%" draw:textarea-horizontal-align="justify" draw:textarea-vertical-align="middle" draw:auto-grow-height="false" fo:min-height="2.18cm" fo:min-width="3.729cm" fo:padding-top="0.151cm" fo:padding-bottom="0.151cm" fo:padding-left="0.276cm" fo:padding-right="0.276cm" loext:decorative="false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53cm" svg:stroke-color="#800080" draw:marker-start-width="0.279cm" draw:marker-end-width="0.279cm" draw:fill-color="#e0c2cd" draw:opacity="60%" draw:textarea-horizontal-align="justify" draw:textarea-vertical-align="middle" draw:auto-grow-height="false" fo:min-height="2.18cm" fo:min-width="3.729cm" fo:padding-top="0.151cm" fo:padding-bottom="0.151cm" fo:padding-left="0.276cm" fo:padding-right="0.276cm" loext:decorative="false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2cm" draw:marker-end="Arrowheads_20_3" draw:marker-end-width="0.422cm" draw:fill="none" draw:textarea-vertical-align="middle" fo:padding-top="0.166cm" fo:padding-bottom="0.166cm" fo:padding-left="0.291cm" fo:padding-right="0.291cm" loext:decorative="false"/>
    </style:style>
    <style:style style:name="gr8" style:family="graphic" style:parent-style-name="standard">
      <style:graphic-properties svg:stroke-width="0.106cm" svg:stroke-color="#158466" draw:marker-start-width="0.359cm" draw:marker-end-width="0.359cm" draw:fill-color="#00a933" draw:opacity="50%" draw:textarea-horizontal-align="justify" draw:textarea-vertical-align="middle" draw:auto-grow-height="false" fo:min-height="1.59cm" fo:min-width="3.638cm" fo:padding-top="0.178cm" fo:padding-bottom="0.178cm" fo:padding-left="0.303cm" fo:padding-right="0.303cm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width="0.081cm" svg:stroke-color="#ff0000" draw:marker-start-width="0.321cm" draw:marker-end-width="0.321cm" draw:fill-color="#ff0000" draw:opacity="60%" draw:textarea-horizontal-align="justify" draw:textarea-vertical-align="middle" draw:auto-grow-height="false" fo:min-height="0.732cm" fo:min-width="0.482cm" fo:padding-top="0.165cm" fo:padding-bottom="0.165cm" fo:padding-left="0.29cm" fo:padding-right="0.29cm" fo:wrap-option="wrap" loext:decorative="false"/>
      <style:paragraph-properties style:writing-mode="lr-tb"/>
    </style:style>
    <style:style style:name="gr12" style:family="graphic" style:parent-style-name="objectwithoutfill">
      <style:graphic-properties svg:stroke-width="0.081cm" svg:stroke-color="#158466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objectwithoutfill">
      <style:graphic-properties svg:stroke-width="0.081cm" svg:stroke-color="#ffbf00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opacity="60%"/>
      <style:paragraph-properties fo:text-align="center"/>
    </style:style>
    <style:style style:name="P3" style:family="paragraph">
      <loext:graphic-properties draw:fill-color="#ffbf00" draw:opacity="6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0c2cd" draw:opacity="60%"/>
      <style:paragraph-properties fo:text-align="center"/>
    </style:style>
    <style:style style:name="P6" style:family="paragraph">
      <style:paragraph-properties fo:text-align="center"/>
      <style:text-properties fo:color="#000000" loext:opacity="100%"/>
    </style:style>
    <style:style style:name="P7" style:family="paragraph">
      <loext:graphic-properties draw:fill-color="#00a933" draw:opacity="50%"/>
      <style:paragraph-properties fo:text-align="center"/>
      <style:text-properties fo:color="#000000" loext:opacity="100%"/>
    </style:style>
    <style:style style:name="P8" style:family="paragraph">
      <loext:graphic-properties draw:fill-color="#ff0000" draw:opacity="60%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xml:id="id1" draw:id="id1" draw:layer="layout" svg:width="4.25cm" svg:height="2.75cm" svg:x="0.45cm" svg:y="8.5cm">
            <text:p text:style-name="P1">Base de Dados Rotulad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xml:id="id2" draw:id="id2" draw:layer="layout" svg:width="4.549cm" svg:height="2.75cm" svg:x="7.401cm" svg:y="6cm">
            <text:p text:style-name="P1">Base de Treinament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xml:id="id3" draw:id="id3" draw:layer="layout" svg:width="4.549cm" svg:height="2.75cm" svg:x="7.151cm" svg:y="11.75cm">
            <text:p text:style-name="P1">Base de Tes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4.7cm" svg:y1="9.875cm" svg:x2="7.401cm" svg:y2="7.375cm" draw:start-shape="id1" draw:start-glue-point="1" draw:end-shape="id2" draw:end-glue-point="3" svg:d="M4700 9875l2701-2500" svg:viewBox="0 0 2702 2501">
            <text:p/>
          </draw:connector>
          <draw:connector draw:style-name="gr5" draw:text-style-name="P4" draw:layer="layout" draw:type="line" svg:x1="4.7cm" svg:y1="9.875cm" svg:x2="7.151cm" svg:y2="13.125cm" draw:start-shape="id1" draw:start-glue-point="1" draw:end-shape="id3" draw:end-glue-point="3" svg:d="M4700 9875l2451 3250" svg:viewBox="0 0 2452 3251">
            <text:p/>
          </draw:connector>
          <draw:custom-shape draw:style-name="gr6" draw:text-style-name="P5" xml:id="id4" draw:id="id4" draw:layer="layout" svg:width="4.549cm" svg:height="2.75cm" svg:x="15.151cm" svg:y="11.751cm">
            <text:p text:style-name="P1">Base de Teste sem</text:p>
            <text:p text:style-name="P1">Rótulo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4" draw:layer="layout" draw:type="line" svg:x1="11.7cm" svg:y1="13.125cm" svg:x2="15.151cm" svg:y2="13.126cm" draw:start-shape="id3" draw:start-glue-point="1" draw:end-shape="id4" draw:end-glue-point="3" svg:d="M11700 13125l3451 1" svg:viewBox="0 0 3452 2">
            <text:p/>
          </draw:connector>
          <draw:custom-shape draw:style-name="gr8" draw:text-style-name="P7" xml:id="id5" draw:id="id5" draw:layer="layout" svg:width="6cm" svg:height="2.75cm" svg:x="14.4cm" svg:y="6.05cm">
            <text:p text:style-name="P6"><text:span text:style-name="T1">Classificad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4" draw:layer="layout" draw:type="line" svg:x1="11.95cm" svg:y1="7.375cm" svg:x2="14.4cm" svg:y2="7.425cm" draw:start-shape="id2" draw:start-glue-point="1" draw:end-shape="id5" draw:end-glue-point="6" svg:d="M11950 7375l2450 50" svg:viewBox="0 0 2451 51">
            <text:p/>
          </draw:connector>
          <draw:connector draw:style-name="gr10" draw:text-style-name="P4" draw:layer="layout" draw:type="line" svg:x1="17.425cm" svg:y1="11.751cm" svg:x2="17.4cm" svg:y2="8.8cm" draw:start-shape="id4" draw:start-glue-point="0" draw:end-shape="id5" draw:end-glue-point="8" svg:d="M17425 11751l-25-2951" svg:viewBox="0 0 26 2952">
            <text:p/>
          </draw:connector>
          <draw:custom-shape draw:style-name="gr11" draw:text-style-name="P8" xml:id="id6" draw:id="id6" draw:layer="layout" svg:width="1.5cm" svg:height="1.5cm" svg:x="22.5cm" svg:y="9.5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4" draw:layer="layout" svg:x1="20.4cm" svg:y1="7.425cm" svg:x2="23.25cm" svg:y2="9.5cm" draw:start-shape="id5" draw:start-glue-point="10" draw:end-shape="id6" draw:end-glue-point="4" svg:d="M20400 7425h2850v2075" svg:viewBox="0 0 2851 2076">
            <text:p/>
          </draw:connector>
          <draw:connector draw:style-name="gr13" draw:text-style-name="P4" draw:layer="layout" svg:x1="9.425cm" svg:y1="14.5cm" svg:x2="23.25cm" svg:y2="11cm" draw:start-shape="id3" draw:start-glue-point="2" draw:end-shape="id6" draw:end-glue-point="8" svg:d="M9425 14500v528h13825v-4028" svg:viewBox="0 0 13826 4029">
            <text:p/>
          </draw:connector>
          <draw:frame draw:style-name="gr14" draw:text-style-name="P9" draw:layer="layout" svg:width="2.83cm" svg:height="1.673cm" svg:x="20.65cm" svg:y="5.7cm">
            <draw:text-box>
              <text:p>Classes</text:p>
              <text:p>Preditas</text:p>
            </draw:text-box>
          </draw:frame>
          <draw:frame draw:style-name="gr14" draw:text-style-name="P9" draw:layer="layout" svg:width="2.758cm" svg:height="1.673cm" svg:x="20.65cm" svg:y="15.001cm">
            <draw:text-box>
              <text:p>Classes</text:p>
              <text:p>Reais</text:p>
            </draw:text-box>
          </draw:frame>
          <draw:connector draw:style-name="gr15" draw:text-style-name="P4" draw:layer="layout" draw:type="line" svg:x1="24cm" svg:y1="10.25cm" svg:x2="25.95cm" svg:y2="10.278cm" draw:start-shape="id6" draw:start-glue-point="10" svg:d="M24000 10250l1950 28" svg:viewBox="0 0 1951 29">
            <text:p/>
          </draw:connector>
          <draw:frame draw:style-name="gr14" draw:text-style-name="P9" draw:layer="layout" svg:width="4.134cm" svg:height="1.673cm" svg:x="24.15cm" svg:y="8.401cm">
            <draw:text-box>
              <text:p>Acurácia do</text:p>
              <text:p>Classificador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23:41:32.774713103</meta:creation-date>
    <dc:date>2025-11-11T23:57:59.174053322</dc:date>
    <meta:editing-duration>PT14S</meta:editing-duration>
    <meta:editing-cycles>1</meta:editing-cycles>
    <meta:document-statistic meta:object-count="18"/>
    <meta:generator>LibreOffice/24.2.7.2$Linux_X86_64 LibreOffice_project/420$Build-2</meta:generator>
  </office:meta>
</office:document-meta>
</file>